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4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0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1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1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4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5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6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9f209" officeooo:paragraph-rsid="0029f209" style:font-name-asian="Arial1" style:font-size-asian="11pt" style:font-style-asian="normal" style:font-weight-asian="normal" style:font-name-complex="Arial1" style:font-size-complex="11pt"/>
    </style:style>
    <style:style style:name="P47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4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0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1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  <style:style style:name="T7" style:family="text">
      <style:text-properties officeooo:rsid="00297eae"/>
    </style:style>
    <style:style style:name="T8" style:family="text">
      <style:text-properties officeooo:rsid="002a5e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4072369435161698108" text:style-name="WWNum12">
        <text:list-item>
          <text:p text:style-name="P14">Los actores del sistema serán administradores, usuarios, periodistas, managers y moderadores. El sistema guarda lo siguiente de cada actor:</text:p>
        </text:list-item>
      </text:list>
      <text:list xml:id="list7757740764892511540" text:style-name="WWNum6">
        <text:list-item>
          <text:p text:style-name="P21">Nombre.</text:p>
        </text:list-item>
        <text:list-item>
          <text:p text:style-name="P21">Apellido.</text:p>
        </text:list-item>
        <text:list-item>
          <text:p text:style-name="P21">Correo electrónico.</text:p>
        </text:list-item>
      </text:list>
      <text:p text:style-name="P6"/>
      <text:list xml:id="list134527897587433" text:continue-list="list4072369435161698108" text:style-name="WWNum12">
        <text:list-item>
          <text:p text:style-name="P14">Los periodistas pueden publicar noticias, las cuales constan de: </text:p>
        </text:list-item>
      </text:list>
      <text:list xml:id="list2203191494481677396" text:style-name="WWNum8">
        <text:list-item>
          <text:p text:style-name="P22">Título.</text:p>
        </text:list-item>
        <text:list-item>
          <text:p text:style-name="P22">Imagen (opcional).</text:p>
        </text:list-item>
        <text:list-item>
          <text:p text:style-name="P22">Descripción.</text:p>
        </text:list-item>
        <text:list-item>
          <text:p text:style-name="P22">Video (opcional).</text:p>
        </text:list-item>
        <text:list-item>
          <text:p text:style-name="P35">Categoría.</text:p>
        </text:list-item>
        <text:list-item>
          <text:p text:style-name="P35">Estado de la noticia (DENEGADA, PENDIENTE, PUBLICADA).</text:p>
        </text:list-item>
        <text:list-item>
          <text:p text:style-name="P22">Fecha de la noticia (generada automáticamente al crear la noticia)</text:p>
        </text:list-item>
        <text:list-item>
          <text:p text:style-name="P22">Número de visitas.</text:p>
        </text:list-item>
        <text:list-item>
          <text:p text:style-name="P22">Noticias Asociadas (opcional).</text:p>
        </text:list-item>
      </text:list>
      <text:p text:style-name="P6"/>
      <text:list xml:id="list134528098152189" text:continue-list="list134527897587433" text:style-name="WWNum12">
        <text:list-item>
          <text:p text:style-name="P14">Un usuario puede crear un reporte sobre una noticia, el cuál tendrá un campo de texto para indicar el motivo del reporte.</text:p>
        </text:list-item>
      </text:list>
      <text:p text:style-name="P6"/>
      <text:list xml:id="list134527812409563" text:continue-numbering="true" text:style-name="WWNum12">
        <text:list-item>
          <text:p text:style-name="P14">Un usuario puede comentar las noticias. Los comentarios constan de:</text:p>
        </text:list-item>
      </text:list>
      <text:list xml:id="list3429231993397700326" text:style-name="WWNum4">
        <text:list-item>
          <text:p text:style-name="P23">Título</text:p>
        </text:list-item>
        <text:list-item>
          <text:p text:style-name="P23">Descripción</text:p>
        </text:list-item>
        <text:list-item>
          <text:p text:style-name="P23">Fecha del comentario(generada automáticamente al crear el comentario)</text:p>
        </text:list-item>
      </text:list>
      <text:p text:style-name="P6"/>
      <text:list xml:id="list134526717795170" text:continue-list="list134527812409563" text:style-name="WWNum12">
        <text:list-item>
          <text:p text:style-name="P14">En la página principal de bienvenida se mostrará un banner el cual consta de una imagen.</text:p>
        </text:list-item>
      </text:list>
      <text:p text:style-name="P6"/>
      <text:list xml:id="list134526850565133" text:continue-numbering="true" text:style-name="WWNum12">
        <text:list-item>
          <text:p text:style-name="P14">Cada periodista tendrá adicionalmente una foto de su perfil.</text:p>
        </text:list-item>
      </text:list>
      <text:p text:style-name="P6"/>
      <text:list xml:id="list134527202677990" text:continue-numbering="true" text:style-name="WWNum12">
        <text:list-item>
          <text:p text:style-name="P14">Los periodistas y moderadores dispondrán de carteras.</text:p>
        </text:list-item>
      </text:list>
      <text:p text:style-name="P6"/>
      <text:list xml:id="list134527691919390" text:continue-numbering="true" text:style-name="WWNum12">
        <text:list-item>
          <text:p text:style-name="P14">Las cartera consta de:</text:p>
        </text:list-item>
      </text:list>
      <text:list xml:id="list8251516907318898488" text:style-name="WWNum13">
        <text:list-item>
          <text:p text:style-name="P24">email de paypal.</text:p>
        </text:list-item>
        <text:list-item>
          <text:p text:style-name="P24">Saldo acumulado.(mínimo 0.)</text:p>
        </text:list-item>
        <text:list-item>
          <text:p text:style-name="P24">Saldo total conseguido(mínimo 0.)</text:p>
        </text:list-item>
      </text:list>
      <text:list xml:id="list134528073719663" text:continue-list="list134527691919390" text:style-name="WWNum12">
        <text:list-item>
          <text:p text:style-name="P14">Cada usuario tendrá adicionalmente lo siguiente:</text:p>
        </text:list-item>
      </text:list>
      <text:list xml:id="list3455239476505555060" text:style-name="WWNum1">
        <text:list-item>
          <text:p text:style-name="P25">Puntos conseguidos, los cuales se ganan comentando y cuando compartas <text:soft-page-break/>noticias y eventos.(mínimo 0.)</text:p>
        </text:list-item>
        <text:list-item>
          <text:p text:style-name="P25">Estatus (PRINCIPIANTE, VETERANO, MAESTRO) , el estatus se podrá cambiar gastando los puntos.</text:p>
        </text:list-item>
      </text:list>
      <text:p text:style-name="P6"/>
      <text:list xml:id="list134527750297692" text:continue-list="list134528073719663" text:style-name="WWNum12">
        <text:list-item>
          <text:p text:style-name="P14">El administrador puede fijar una tasa para decidir cuánto se paga por cada visita de una noticia a su creador y la tasa del moderador. Mínimo 0,01 €.</text:p>
        </text:list-item>
      </text:list>
      <text:p text:style-name="P6"/>
      <text:list xml:id="list134528128557010" text:continue-numbering="true" text:style-name="WWNum12">
        <text:list-item>
          <text:p text:style-name="P14">Un Administrador puede crear sorteos, los cuales constan de:</text:p>
        </text:list-item>
      </text:list>
      <text:list xml:id="list6596915055330388029" text:style-name="WWNum16">
        <text:list-item>
          <text:p text:style-name="P26">Premio a sortear (nombre, precio, imagen)</text:p>
        </text:list-item>
        <text:list-item>
          <text:p text:style-name="P26">Fecha de vencimiento</text:p>
        </text:list-item>
        <text:list-item>
          <text:p text:style-name="P26">Descripción</text:p>
        </text:list-item>
        <text:list-item>
          <text:p text:style-name="P26">Título</text:p>
        </text:list-item>
        <text:list-item>
          <text:p text:style-name="P26">Puntos necesarios para inscribirte</text:p>
        </text:list-item>
        <text:list-item>
          <text:p text:style-name="P26">Fecha del inicio(generada automáticamente al crear el sorteo)</text:p>
        </text:list-item>
        <text:list-item>
          <text:p text:style-name="P36">Participantes</text:p>
        </text:list-item>
        <text:list-item>
          <text:p text:style-name="P36">Ganador (Cuando se asigna significa que el sorteo ha pasado)</text:p>
        </text:list-item>
      </text:list>
      <text:p text:style-name="P6"/>
      <text:list xml:id="list134526933193834" text:continue-list="list134528128557010" text:style-name="WWNum12">
        <text:list-item>
          <text:p text:style-name="P17"><text:span text:style-name="T1">Una </text:span><text:span text:style-name="T2">agencia </text:span><text:span text:style-name="T1">puede crear eventos, los cuales constan de:</text:span></text:p>
        </text:list-item>
      </text:list>
      <text:list xml:id="list5235309745656687909" text:style-name="WWNum9">
        <text:list-item>
          <text:p text:style-name="P27">Título</text:p>
        </text:list-item>
        <text:list-item>
          <text:p text:style-name="P27">Imagen(opcional)</text:p>
        </text:list-item>
        <text:list-item>
          <text:p text:style-name="P27">Descripción</text:p>
        </text:list-item>
        <text:list-item>
          <text:p text:style-name="P27">Dirección</text:p>
        </text:list-item>
        <text:list-item>
          <text:p text:style-name="P27">Fecha en la que tiene lugar el evento.</text:p>
        </text:list-item>
        <text:list-item>
          <text:p text:style-name="P27">Artículos relacionados (Redactados por los periodistas de la agencia)</text:p>
        </text:list-item>
      </text:list>
      <text:p text:style-name="P6"/>
      <text:list xml:id="list134528132573374" text:continue-list="list134526933193834" text:style-name="WWNum12">
        <text:list-item>
          <text:p text:style-name="P14">Los managers pueden crear agencias de eventos, las cuales constan de:</text:p>
        </text:list-item>
      </text:list>
      <text:list xml:id="list3885653814059846168" text:style-name="WWNum10">
        <text:list-item>
          <text:p text:style-name="P15">Nombre.</text:p>
        </text:list-item>
        <text:list-item>
          <text:p text:style-name="P15">Una palabra que describa los eventos que organiza la agencia. ej: musicales, arte, deporte etc...</text:p>
        </text:list-item>
        <text:list-item>
          <text:p text:style-name="P15">Dirección física de la agencia.</text:p>
        </text:list-item>
        <text:list-item>
          <text:p text:style-name="P15">Capacidad (nº de periodistas máximo).</text:p>
        </text:list-item>
        <text:list-item>
          <text:p text:style-name="P15">Importancia(propiedad derivada calculada en base al número de visitas de las noticias creadas por los periodistas pertenecientes a la agencia).</text:p>
        </text:list-item>
      </text:list>
      <text:p text:style-name="P6"/>
      <text:list xml:id="list134526979878892" text:continue-list="list134528132573374" text:style-name="WWNum12">
        <text:list-item>
          <text:p text:style-name="P16">Los usuarios pueden enviar mensajes directos a otros usuarios, estos mensajes constan de:</text:p>
        </text:list-item>
      </text:list>
      <text:list xml:id="list3077763616791231487" text:style-name="WWNum11">
        <text:list-item>
          <text:p text:style-name="P49">Texto opcional.</text:p>
        </text:list-item>
        <text:list-item>
          <text:p text:style-name="P49">Una noticia.</text:p>
        </text:list-item>
      </text:list>
      <text:p text:style-name="P1"/>
      <text:list xml:id="list134528198047301" text:continue-list="list134526979878892" text:style-name="WWNum12">
        <text:list-item>
          <text:p text:style-name="P20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Requisitos Funcionales</text:p>
      <text:p text:style-name="P5"/>
      <text:list xml:id="list134527806598560" text:continue-numbering="true" text:style-name="WWNum12">
        <text:list-item>
          <text:p text:style-name="P17"><text:soft-page-break/><text:span text:style-name="T1">Un actor que </text:span><text:span text:style-name="T4">no esté autenticado </text:span><text:span text:style-name="T1">debe poder:</text:span></text:p>
        </text:list-item>
      </text:list>
      <text:list xml:id="list319166554194586879" text:style-name="WWNum7">
        <text:list-item>
          <text:p text:style-name="P28">Navegar por la lista de noticias agrupadas por su categoría(ordenadas por fecha de publicación de más reciente a más antigua).</text:p>
        </text:list-item>
        <text:list-item>
          <text:p text:style-name="P28">Mostrar las noticias para ver toda su información.</text:p>
        </text:list-item>
        <text:list-item>
          <text:p text:style-name="P28">Mostrar el autor de la noticia.</text:p>
        </text:list-item>
        <text:list-item>
          <text:p text:style-name="P28">Registrarse como usuario,como periodista o como moderador. (Para registrarse como periodista o moderador, deberá registrar su cartera).</text:p>
        </text:list-item>
        <text:list-item>
          <text:p text:style-name="P40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28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134528077674255" text:continue-list="list134527806598560" text:style-name="WWNum12">
        <text:list-item>
          <text:p text:style-name="P17"><text:span text:style-name="T1">Un actor que esté autentificado como </text:span><text:span text:style-name="T4">moderador </text:span><text:span text:style-name="T1">debe poder:</text:span></text:p>
        </text:list-item>
      </text:list>
      <text:list xml:id="list3485966837542638912" text:style-name="WWNum14">
        <text:list-item>
          <text:p text:style-name="P29">Hacer lo mismo que un usuario no autenticado excepto registrarse.</text:p>
        </text:list-item>
        <text:list-item>
          <text:p text:style-name="P46">Editar sus datos personales.</text:p>
        </text:list-item>
        <text:list-item>
          <text:p text:style-name="P29">Ver un listado con las noticias que tienen 3 o más reportes y banearlas si lo cree necesario.</text:p>
        </text:list-item>
        <text:list-item>
          <text:p text:style-name="P37">Banear un periodista y desbanearlo en base a <text:span text:style-name="T7">que alguna de sus noticias esté baneada</text:span>.</text:p>
        </text:list-item>
        <text:list-item>
          <text:p text:style-name="P48">Banear/Desbanear un usuario.</text:p>
        </text:list-item>
        <text:list-item>
          <text:p text:style-name="P29">Aceptar o denegar una noticia antes de que se muestre en la web.</text:p>
        </text:list-item>
        <text:list-item>
          <text:p text:style-name="P29">Retirar el saldo acumulado de su cartera.</text:p>
        </text:list-item>
      </text:list>
      <text:p text:style-name="P6"/>
      <text:list xml:id="list134527230810198" text:continue-list="list134528077674255" text:style-name="WWNum12">
        <text:list-item>
          <text:p text:style-name="P17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3896807537510164340" text:style-name="WWNum17">
        <text:list-item>
          <text:p text:style-name="P30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7">Crear cuantas para otros administradores.</text:p>
        </text:list-item>
        <text:list-item>
          <text:p text:style-name="P47">Actualizar sus datos personales.</text:p>
        </text:list-item>
        <text:list-item>
          <text:p text:style-name="P30">Cambiar la tasa de dinero recibido por los periodistas por cada visita que recibe una noticia y la tasa de creación de una agencia.</text:p>
        </text:list-item>
        <text:list-item>
          <text:p text:style-name="P30">Cambiar el nº de puntos que reciben los usuarios según su estatus al comentar o compartir noticias</text:p>
        </text:list-item>
        <text:list-item>
          <text:p text:style-name="P30">Crear un sorteo. (el ganador se decide de forma aleatoria al pulsar un botón para computar los ganadores de los concursos finalizados)</text:p>
        </text:list-item>
        <text:list-item>
          <text:p text:style-name="P30">Mostrar un tablero de información con lo siguiente:</text:p>
          <text:list>
            <text:list-item>
              <text:p text:style-name="P50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51">El nombre del periodista que más dinero ha obtenido con sus noticias.(incluyendo el dinero que ha retirado)</text:p>
            </text:list-item>
            <text:list-item>
              <text:p text:style-name="P51">El número de usuarios con estatus principiante, veterano y maestro.</text:p>
            </text:list-item>
            <text:list-item>
              <text:p text:style-name="P51">El mínimo, media y máximo de puntos necesario para apuntarse a un sorteo.</text:p>
            </text:list-item>
            <text:list-item>
              <text:p text:style-name="P51">El número de total de puntos que se han conseguido entre todos los usuarios.</text:p>
            </text:list-item>
            <text:list-item>
              <text:p text:style-name="P51">Lista de usuarios en orden de descendiente según el número de puntos.</text:p>
            </text:list-item>
            <text:list-item>
              <text:p text:style-name="P51"><text:soft-page-break/>Lista de periodistas en orden de descendiente según el número total de visitas de sus noticias.</text:p>
            </text:list-item>
            <text:list-item>
              <text:p text:style-name="P51">Número de noticias baneadas.</text:p>
            </text:list-item>
            <text:list-item>
              <text:p text:style-name="P51">Número de noticias publicadas.</text:p>
            </text:list-item>
            <text:list-item>
              <text:p text:style-name="P51">El número de sorteos que hay en el sistema. (futuros, activos y pasados)</text:p>
            </text:list-item>
          </text:list>
        </text:list-item>
      </text:list>
      <text:p text:style-name="P6"/>
      <text:list xml:id="list134528044553016" text:continue-list="list134527230810198" text:style-name="WWNum12">
        <text:list-item>
          <text:p text:style-name="P17"><text:span text:style-name="T1">Un actor que esté autentificado como </text:span><text:span text:style-name="T4">usuario </text:span><text:span text:style-name="T1">debe poder:</text:span></text:p>
        </text:list-item>
      </text:list>
      <text:list xml:id="list2746699886449266164" text:style-name="WWNum3">
        <text:list-item>
          <text:p text:style-name="P31">Hacer lo mismo que un usuario no autenticado excepto registrarse.</text:p>
        </text:list-item>
        <text:list-item>
          <text:p text:style-name="P41"><text:span text:style-name="T2">Compartir las noticias mediante mensaje directo</text:span><text:span text:style-name="T1">.</text:span></text:p>
        </text:list-item>
        <text:list-item>
          <text:p text:style-name="P38">Seguir a otros usuarios y dejar de seguirlos, seguir a otros usuarios permite ver una colección de noticias que le gustan a esos usuarios.</text:p>
        </text:list-item>
        <text:list-item>
          <text:p text:style-name="P38">Seguir a periodistas y dejar de seguirlos. Seguir periodistas permite acceder rápidamente a una lista con las noticias de esos periodistas.</text:p>
        </text:list-item>
        <text:list-item>
          <text:p text:style-name="P31">Escribir un comentario sobre una noticia</text:p>
        </text:list-item>
        <text:list-item>
          <text:p text:style-name="P31">Crear un reporte sobre una noticia</text:p>
        </text:list-item>
        <text:list-item>
          <text:p text:style-name="P31">Editar su perfil y ver perfil.</text:p>
        </text:list-item>
        <text:list-item>
          <text:p text:style-name="P31">Listar los sorteos próximos (ordenados de más reciente <text:s/>a más futuro).</text:p>
        </text:list-item>
        <text:list-item>
          <text:p text:style-name="P31">Apuntarse a un sorteo gastando los puntos conseguidos que sean necesarios para entrar al sorteo.</text:p>
        </text:list-item>
        <text:list-item>
          <text:p text:style-name="P41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1">Listar los sorteos a los que se ha apuntado.</text:p>
        </text:list-item>
        <text:list-item>
          <text:p text:style-name="P31">Listar los usuarios a los que sigue.</text:p>
        </text:list-item>
        <text:list-item>
          <text:p text:style-name="P38">Listas las noticias y eventos que han compartido los usuarios a los que sigues.</text:p>
        </text:list-item>
        <text:list-item>
          <text:p text:style-name="P45">Modificar y limpiar los filtros de su buscador personalizado. Si los filtros están vacíos, el resultado serán todas las noticias.</text:p>
        </text:list-item>
        <text:list-item>
          <text:p text:style-name="P41"><text:span text:style-name="T5">Mostrar las noticias de su buscador personalizado</text:span>.</text:p>
        </text:list-item>
      </text:list>
      <text:p text:style-name="P6"/>
      <text:list xml:id="list134526618238491" text:continue-list="list134528044553016" text:style-name="WWNum12">
        <text:list-item>
          <text:p text:style-name="P18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2563191660717869282" text:style-name="WWNum2">
        <text:list-item>
          <text:p text:style-name="P32">Hacer lo mismo que un usuario no autenticado excepto registrarse.</text:p>
        </text:list-item>
        <text:list-item>
          <text:p text:style-name="P32">Listas las noticias propias.</text:p>
        </text:list-item>
      </text:list>
      <text:list xml:id="list5735765817839391014" text:style-name="WWNum15">
        <text:list-item>
          <text:p text:style-name="P42"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3">Editar su perfil</text:p>
        </text:list-item>
        <text:list-item>
          <text:p text:style-name="P33">Listar las diferentes agencias con capacidad para contratar nuevos periodistas</text:p>
        </text:list-item>
        <text:list-item>
          <text:p text:style-name="P42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3"><text:soft-page-break/>Salir de una agencia.</text:p>
        </text:list-item>
        <text:list-item>
          <text:p text:style-name="P33">Listar los otros periodistas viendo la agencia a la que pertenecen.</text:p>
        </text:list-item>
        <text:list-item>
          <text:p text:style-name="P43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34527951505609" text:continue-list="list134526618238491" text:style-name="WWNum12">
        <text:list-item>
          <text:p text:style-name="P17"><text:span text:style-name="T1">Un actor que esté autentificado como </text:span><text:span text:style-name="T4">manager</text:span><text:span text:style-name="T1"> debe poder:</text:span></text:p>
        </text:list-item>
      </text:list>
      <text:list xml:id="list1330794748644240378" text:style-name="WWNum5">
        <text:list-item>
          <text:p text:style-name="P34">Hacer lo mismo que un usuario no autentificado excepto registrarse.</text:p>
        </text:list-item>
        <text:list-item>
          <text:p text:style-name="P44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39">Expulsar a periodistas de sus agencias.</text:p>
        </text:list-item>
        <text:list-item>
          <text:p text:style-name="P34">Lista<text:span text:style-name="T8">r</text:span> otras agencias.</text:p>
        </text:list-item>
        <text:list-item>
          <text:p text:style-name="P39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34527909798144" text:continue-list="list134527951505609" text:style-name="WWNum12">
        <text:list-item>
          <text:p text:style-name="P14">El sistema debe estar disponible en inglés y en español. (mediante mensajes en inglés y español.)</text:p>
        </text:list-item>
      </text:list>
      <text:p text:style-name="P10"/>
      <text:list xml:id="list134528309678743" text:continue-numbering="true" text:style-name="WWNum12">
        <text:list-item>
          <text:p text:style-name="P19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34528115598139" text:continue-numbering="true" text:style-name="WWNum12">
        <text:list-item>
          <text:p text:style-name="P16">Las imágenes no se almacenan en el sistema pero deben estar disponibles en algún sitio de internet y obtenerlas mediante url.</text:p>
        </text:list-item>
      </text:list>
      <text:p text:style-name="P12"/>
      <text:list xml:id="list134528586328770" text:continue-numbering="true" text:style-name="WWNum12">
        <text:list-item>
          <text:p text:style-name="P16">Las categorías por defecto del sistemas son (DEPORTES, ECONOMÍA, MOTOR, CULTURA Y OCIO, ESPAÑA, INTERNACIONAL, JUEGOS, OTROS)</text:p>
        </text:list-item>
      </text:list>
      <text:p text:style-name="P6"/>
      <text:list xml:id="list134528686976933" text:continue-numbering="true" text:style-name="WWNum12">
        <text:list-item>
          <text:p text:style-name="P14">Los banner seleccionados para estar en la página principal se elegirán aleatoriamente de entre un conjunto de banners definidos por el administrador.</text:p>
        </text:list-item>
      </text:list>
      <text:p text:style-name="P6"/>
      <text:list xml:id="list134526766909832" text:continue-numbering="true" text:style-name="WWNum12">
        <text:list-item>
          <text:p text:style-name="P14">El dinero generado por las visitas de las noticias va al saldo del periodista de la noticia.</text:p>
        </text:list-item>
      </text:list>
      <text:p text:style-name="P6"/>
      <text:list xml:id="list134526662258097" text:continue-numbering="true" text:style-name="WWNum12">
        <text:list-item>
          <text:p text:style-name="P14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34526980066078" text:continue-numbering="true" text:style-name="WWNum12">
        <text:list-item>
          <text:p text:style-name="P16">Las fechas en el sistema serán almacenadas y mostradas con el siguiente formato: dd/MM/yyyy.</text:p>
        </text:list-item>
      </text:list>
      <text:p text:style-name="P7"/>
      <text:list xml:id="list134526738216037" text:continue-numbering="true" text:style-name="WWNum12">
        <text:list-item>
          <text:p text:style-name="P16">Los correos en el sistema serán almacenados y mostrados con el siguiente formato: <text:soft-page-break/>nombre@dominio.</text:p>
        </text:list-item>
      </text:list>
      <text:p text:style-name="P7"/>
      <text:list xml:id="list134527652560482" text:continue-numbering="true" text:style-name="WWNum12">
        <text:list-item>
          <text:p text:style-name="P16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34527127197772" text:continue-numbering="true" text:style-name="WWNum12">
        <text:list-item>
          <text:p text:style-name="P19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34527289786489" text:continue-numbering="true" text:style-name="WWNum12">
        <text:list-item>
          <text:p text:style-name="P19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1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7T18:30:50.583963234</dc:date>
    <meta:editing-duration>PT3H28M49S</meta:editing-duration>
    <meta:editing-cycles>8</meta:editing-cycles>
    <meta:document-statistic meta:table-count="0" meta:image-count="0" meta:object-count="0" meta:page-count="6" meta:paragraph-count="140" meta:word-count="1740" meta:character-count="10428" meta:non-whitespace-character-count="8952"/>
  </office:meta>
</office:document-meta>
</file>